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Pictures/10000000000000080000000808DEE33530804E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solid" draw:fill-color="#b2b2b2" draw:textarea-horizontal-align="justify" draw:textarea-vertical-align="middle" draw:auto-grow-height="false" fo:min-height="3.432cm" fo:min-width="6.432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0.654cm" fo:min-width="5.15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33333" draw:marker-start-width="0.35cm" draw:marker-end-width="0.35cm" draw:fill="none" draw:fill-color="#ffffff" draw:textarea-horizontal-align="justify" draw:textarea-vertical-align="middle" draw:auto-grow-height="false" fo:min-height="0.554cm" fo:min-width="5.05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33333" draw:marker-start-width="0.35cm" draw:marker-end-width="0.35cm" draw:fill="solid" draw:fill-color="#b2b2b2" draw:textarea-horizontal-align="justify" draw:textarea-vertical-align="middle" draw:auto-grow-height="false" fo:min-height="2.724cm" fo:min-width="4.9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1.828cm" fo:min-width="0.07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33333" draw:marker-start-width="0.35cm" draw:marker-end-width="0.35cm" draw:fill="none" draw:fill-color="#ffffff" draw:textarea-horizontal-align="justify" draw:textarea-vertical-align="middle" draw:auto-grow-height="false" fo:min-height="1.828cm" fo:min-width="0.079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333333" draw:marker-start-width="0.35cm" draw:marker-end-width="0.35cm" draw:fill="bitmap" draw:fill-color="#808080" draw:fill-image-name="Bitmap_20_1" style:repeat="repeat" draw:textarea-horizontal-align="justify" draw:textarea-vertical-align="middle" draw:auto-grow-height="false" fo:min-height="1.064cm" fo:min-width="0.814cm" fo:padding-top="0.175cm" fo:padding-bottom="0.175cm" fo:padding-left="0.3cm" fo:padding-right="0.3cm" fo:wrap-option="wrap"/>
    </style:style>
    <style:style style:name="gr10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.001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.40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333333" draw:marker-start-width="0.35cm" draw:marker-end-width="0.35cm" draw:fill="solid" draw:fill-color="#6666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bitmap" draw:fill-color="#808080" draw:fill-image-name="Bitmap_20_1" style:repeat="repeat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5cm" svg:height="4cm" svg:x="3.25cm" svg:y="6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13.69657585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cm" svg:y1="6.25cm" svg:x2="10cm" svg:y2="3.75cm">
          <text:p/>
        </draw:line>
        <draw:custom-shape draw:style-name="gr3" draw:text-style-name="P3" draw:layer="layout" svg:width="5.75cm" svg:height="1cm" svg:x="4cm" svg:y="6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cm" svg:y1="6.9cm" svg:x2="6cm" svg:y2="7.85cm">
          <text:p/>
        </draw:line>
        <draw:custom-shape draw:style-name="gr5" draw:text-style-name="P4" draw:layer="layout" svg:width="5.75cm" svg:height="1cm" svg:x="4.001cm" svg:y="6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5cm" svg:height="3.25cm" svg:x="3cm" svg:y="16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13.69657585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75cm" svg:y1="16.25cm" svg:x2="8.25cm" svg:y2="14.5cm">
          <text:p/>
        </draw:line>
        <draw:custom-shape draw:style-name="gr7" draw:text-style-name="P3" draw:layer="layout" svg:width="0.75cm" svg:height="2.25cm" svg:x="7.25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7.25cm" svg:y1="17.5cm" svg:x2="8cm" svg:y2="17.5cm">
          <text:p/>
        </draw:line>
        <draw:custom-shape draw:style-name="gr8" draw:text-style-name="P4" draw:layer="layout" svg:width="0.751cm" svg:height="2.25cm" svg:x="7.249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2cm" svg:height="2cm" svg:x="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cm" svg:height="0.25cm" svg:x="7.75cm" svg:y="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5cm" svg:height="0.25cm" svg:x="7cm" svg:y="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6" draw:layer="layout" svg:width="1cm" svg:height="0.5cm" draw:transform="rotate (-1.5707963267949) translate (9.25cm 16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7" draw:layer="layout" svg:width="0.1cm" svg:height="0.1cm" svg:x="8.25cm" svg:y="14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080000000808DEE33530804EEE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1T09:27:53.383897506</meta:creation-date>
    <dc:date>2024-09-21T09:56:19.443807612</dc:date>
    <meta:editing-duration>PT6M10S</meta:editing-duration>
    <meta:editing-cycles>2</meta:editing-cycles>
    <meta:generator>LibreOffice/7.3.7.2$Linux_X86_64 LibreOffice_project/30$Build-2</meta:generator>
    <meta:document-statistic meta:object-count="15"/>
  </office:meta>
</office:document-meta>
</file>